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0096" calcext:value-type="float">
            <text:p>77.7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636" calcext:value-type="float">
            <text:p>77.5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8072" calcext:value-type="float">
            <text:p>77.5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9616" calcext:value-type="float">
            <text:p>77.6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0536" calcext:value-type="float">
            <text:p>77.4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1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2104" calcext:value-type="float">
            <text:p>77.0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64136" calcext:value-type="float">
            <text:p>75.7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0856" calcext:value-type="float">
            <text:p>76.1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616" calcext:value-type="float">
            <text:p>75.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7808" calcext:value-type="float">
            <text:p>76.18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89816" calcext:value-type="float">
            <text:p>75.48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612" calcext:value-type="float">
            <text:p>75.63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75744" calcext:value-type="float">
            <text:p>75.6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31192" calcext:value-type="float">
            <text:p>75.8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61216" calcext:value-type="float">
            <text:p>75.26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68608" calcext:value-type="float">
            <text:p>74.9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3352" calcext:value-type="float">
            <text:p>74.06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636" calcext:value-type="float">
            <text:p>73.7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8408" calcext:value-type="float">
            <text:p>73.3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8896" calcext:value-type="float">
            <text:p>71.9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8728" calcext:value-type="float">
            <text:p>72.1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6416" calcext:value-type="float">
            <text:p>71.1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3902</text:p>
          </table:table-cell>
          <table:table-cell office:value-type="string" calcext:value-type="string">
            <text:p>197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